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in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none"/>
    </style:style>
    <style:style style:name="ce2" style:family="table-cell" style:parent-style-name="Default">
      <style:text-properties style:font-name="Arial" style:font-name-asian="Arial Unicode MS" style:font-name-complex="Arial Unicode MS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3">
          <table:table-cell office:value-type="string">
            <text:p>Structure of the Bhagavata Purana.</text:p>
          </table:table-cell>
          <table:table-cell table:number-columns-repeated="9"/>
        </table:table-row>
        <table:table-row table:style-name="ro4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3">
          <table:table-cell table:style-name="ce1" office:value-type="string">
            <text:p>Canto</text:p>
          </table:table-cell>
          <table:table-cell table:style-name="ce1" office:value-type="string">
            <text:p>Chapter</text:p>
          </table:table-cell>
          <table:table-cell table:style-name="ce1" office:value-type="string">
            <text:p>Number of shlokas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Canto 1 total verses:</text:p>
          </table:table-cell>
          <table:table-cell table:formula="of:=SUM([.C5:.C23])" office:value-type="float" office:value="806">
            <text:p>806</text:p>
          </table:table-cell>
          <table:table-cell/>
          <table:table-cell office:value-type="string">
            <text:p>Factors of 806 are: </text:p>
          </table:table-cell>
          <table:table-cell/>
          <table:table-cell office:value-type="string">
            <text:p>2 * 13 * 3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number-columns-repeated="7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Canto 2 total verses:</text:p>
          </table:table-cell>
          <table:table-cell table:formula="of:=SUM([.C24:.C33])" office:value-type="float" office:value="393">
            <text:p>393</text:p>
          </table:table-cell>
          <table:table-cell/>
          <table:table-cell office:value-type="string">
            <text:p>Factors of 393 are: </text:p>
          </table:table-cell>
          <table:table-cell/>
          <table:table-cell office:value-type="string">
            <text:p>3 * 13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 table:number-columns-repeated="7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table:number-columns-repeated="7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4">
          <table:table-cell/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Canto 3 total verses:</text:p>
          </table:table-cell>
          <table:table-cell table:formula="of:=SUM([.C34:.C66])" office:value-type="float" office:value="1414">
            <text:p>1414</text:p>
          </table:table-cell>
          <table:table-cell/>
          <table:table-cell office:value-type="string">
            <text:p>Factors of 1414 are:</text:p>
          </table:table-cell>
          <table:table-cell/>
          <table:table-cell office:value-type="string">
            <text:p>2 * 7 * 10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table:number-columns-repeated="7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79">
            <text:p>79</text:p>
          </table:table-cell>
          <table:table-cell table:number-columns-repeated="7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table:number-columns-repeated="7"/>
        </table:table-row>
        <table:table-row table:style-name="ro2">
          <table:table-cell/>
          <table:table-cell table:number-columns-repeated="2" office:value-type="float" office:value="26">
            <text:p>26</text:p>
          </table:table-cell>
          <table:table-cell table:number-columns-repeated="7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4">
          <table:table-cell/>
          <table:table-cell table:number-columns-repeated="2" office:value-type="float" office:value="31">
            <text:p>31</text:p>
          </table:table-cell>
          <table:table-cell/>
          <table:table-cell office:value-type="string">
            <text:p>Canto 4 total verses:</text:p>
          </table:table-cell>
          <table:table-cell table:formula="of:=SUM([.C67:.C97])" office:value-type="float" office:value="1445">
            <text:p>1445</text:p>
          </table:table-cell>
          <table:table-cell/>
          <table:table-cell office:value-type="string">
            <text:p>Factors of 1445 are:</text:p>
          </table:table-cell>
          <table:table-cell/>
          <table:table-cell office:value-type="string">
            <text:p>5 * 17 * 1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table:number-columns-repeated="7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number-columns-repeated="7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Canto 5 total verses:</text:p>
          </table:table-cell>
          <table:table-cell table:formula="of:=SUM([.C98:.C117])" office:value-type="float" office:value="531">
            <text:p>531</text:p>
          </table:table-cell>
          <table:table-cell/>
          <table:table-cell office:value-type="string">
            <text:p>Factors of 531 are:</text:p>
          </table:table-cell>
          <table:table-cell/>
          <table:table-cell office:value-type="string">
            <text:p>3 * 3 * 59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number-columns-repeated="7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table:number-columns-repeated="7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float" office:value="65">
            <text:p>6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anto 6 total verses:</text:p>
          </table:table-cell>
          <table:table-cell table:formula="of:=SUM([.C118:.C136])" office:value-type="float" office:value="851">
            <text:p>851</text:p>
          </table:table-cell>
          <table:table-cell/>
          <table:table-cell office:value-type="string">
            <text:p>Factors of 851 are:</text:p>
          </table:table-cell>
          <table:table-cell/>
          <table:table-cell office:value-type="string">
            <text:p>23 * 37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table:number-columns-repeated="7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table:number-columns-repeated="7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Canto 7 total verses:</text:p>
          </table:table-cell>
          <table:table-cell table:formula="of:=SUM([.C137:.C151])" office:value-type="float" office:value="750">
            <text:p>750</text:p>
          </table:table-cell>
          <table:table-cell/>
          <table:table-cell office:value-type="string">
            <text:p>Factors of 750 are: </text:p>
          </table:table-cell>
          <table:table-cell/>
          <table:table-cell office:value-type="string">
            <text:p>2 * 3 * 5 * 5 * 5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table:number-columns-repeated="7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/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number-columns-repeated="7"/>
        </table:table-row>
        <table:table-row table:style-name="ro4">
          <table:table-cell/>
          <table:table-cell office:value-type="float" office:value="24">
            <text:p>24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Canto 8 total verses:</text:p>
          </table:table-cell>
          <table:table-cell table:formula="of:=SUM([.C152:.C175])" office:value-type="float" office:value="931">
            <text:p>931</text:p>
          </table:table-cell>
          <table:table-cell/>
          <table:table-cell office:value-type="string">
            <text:p>Factors of 931 are:</text:p>
          </table:table-cell>
          <table:table-cell/>
          <table:table-cell office:value-type="string">
            <text:p>7 * 7 * 19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table:number-columns-repeated="7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4">
          <table:table-cell/>
          <table:table-cell table:number-columns-repeated="2" office:value-type="float" office:value="17">
            <text:p>1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4">
          <table:table-cell/>
          <table:table-cell office:value-type="float" office:value="24">
            <text:p>24</text:p>
          </table:table-cell>
          <table:table-cell office:value-type="float" office:value="67">
            <text:p>67</text:p>
          </table:table-cell>
          <table:table-cell/>
          <table:table-cell table:style-name="ce2" office:value-type="string">
            <text:p>Canto 9 total verses:</text:p>
          </table:table-cell>
          <table:table-cell table:formula="of:=SUM([.C176:.C199])" office:value-type="float" office:value="960">
            <text:p>960</text:p>
          </table:table-cell>
          <table:table-cell/>
          <table:table-cell office:value-type="string">
            <text:p>Factors of 960 are:</text:p>
          </table:table-cell>
          <table:table-cell/>
          <table:table-cell office:value-type="string">
            <text:p>( 2 ^ 6 ) * 3 * 5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number-columns-repeated="7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4">
          <table:table-cell/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4">
          <table:table-cell/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4">
          <table:table-cell/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4">
          <table:table-cell/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4">
          <table:table-cell/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table:number-columns-repeated="7"/>
        </table:table-row>
        <table:table-row table:style-name="ro4">
          <table:table-cell/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4">
          <table:table-cell/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table:number-columns-repeated="7"/>
        </table:table-row>
        <table:table-row table:style-name="ro4">
          <table:table-cell/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4">
          <table:table-cell/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table:number-columns-repeated="7"/>
        </table:table-row>
        <table:table-row table:style-name="ro4">
          <table:table-cell/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4">
          <table:table-cell/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4">
          <table:table-cell/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4">
          <table:table-cell/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4">
          <table:table-cell/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 table:number-columns-repeated="7"/>
        </table:table-row>
        <table:table-row table:style-name="ro4">
          <table:table-cell/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4">
          <table:table-cell/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4">
          <table:table-cell/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table:number-columns-repeated="7"/>
        </table:table-row>
        <table:table-row table:style-name="ro4">
          <table:table-cell/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4">
          <table:table-cell/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table:number-columns-repeated="7"/>
        </table:table-row>
        <table:table-row table:style-name="ro4">
          <table:table-cell/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4">
          <table:table-cell/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table:number-columns-repeated="7"/>
        </table:table-row>
        <table:table-row table:style-name="ro4">
          <table:table-cell/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/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table:number-columns-repeated="7"/>
        </table:table-row>
        <table:table-row table:style-name="ro4">
          <table:table-cell/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table:number-columns-repeated="7"/>
        </table:table-row>
        <table:table-row table:style-name="ro4">
          <table:table-cell/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table:number-columns-repeated="7"/>
        </table:table-row>
        <table:table-row table:style-name="ro4">
          <table:table-cell/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table:number-columns-repeated="7"/>
        </table:table-row>
        <table:table-row table:style-name="ro4">
          <table:table-cell/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4">
          <table:table-cell/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4">
          <table:table-cell/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4">
          <table:table-cell/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4">
          <table:table-cell/>
          <table:table-cell table:number-columns-repeated="2" office:value-type="float" office:value="58">
            <text:p>58</text:p>
          </table:table-cell>
          <table:table-cell table:number-columns-repeated="7"/>
        </table:table-row>
        <table:table-row table:style-name="ro4">
          <table:table-cell/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4">
          <table:table-cell/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table:number-columns-repeated="7"/>
        </table:table-row>
        <table:table-row table:style-name="ro4">
          <table:table-cell/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4">
          <table:table-cell/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63">
            <text:p>63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4">
          <table:table-cell/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4">
          <table:table-cell/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4">
          <table:table-cell/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4">
          <table:table-cell/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table:number-columns-repeated="7"/>
        </table:table-row>
        <table:table-row table:style-name="ro4">
          <table:table-cell/>
          <table:table-cell office:value-type="float" office:value="69">
            <text:p>69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4">
          <table:table-cell/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table:number-columns-repeated="7"/>
        </table:table-row>
        <table:table-row table:style-name="ro4">
          <table:table-cell/>
          <table:table-cell office:value-type="float" office:value="71">
            <text:p>71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4">
          <table:table-cell/>
          <table:table-cell office:value-type="float" office:value="72">
            <text:p>72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4">
          <table:table-cell/>
          <table:table-cell office:value-type="float" office:value="73">
            <text:p>73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4">
          <table:table-cell/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  <table:table-cell table:number-columns-repeated="7"/>
        </table:table-row>
        <table:table-row table:style-name="ro4">
          <table:table-cell/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4">
          <table:table-cell/>
          <table:table-cell office:value-type="float" office:value="76">
            <text:p>76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4">
          <table:table-cell/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4">
          <table:table-cell/>
          <table:table-cell office:value-type="float" office:value="79">
            <text:p>79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4">
          <table:table-cell/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4">
          <table:table-cell/>
          <table:table-cell office:value-type="float" office:value="81">
            <text:p>81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4">
          <table:table-cell/>
          <table:table-cell office:value-type="float" office:value="82">
            <text:p>82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4">
          <table:table-cell/>
          <table:table-cell office:value-type="float" office:value="83">
            <text:p>83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4">
          <table:table-cell/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table:number-columns-repeated="7"/>
        </table:table-row>
        <table:table-row table:style-name="ro4">
          <table:table-cell/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  <table:table-cell table:number-columns-repeated="7"/>
        </table:table-row>
        <table:table-row table:style-name="ro4">
          <table:table-cell/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  <table:table-cell table:number-columns-repeated="7"/>
        </table:table-row>
        <table:table-row table:style-name="ro4">
          <table:table-cell/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4">
          <table:table-cell/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4">
          <table:table-cell/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table:number-columns-repeated="7"/>
        </table:table-row>
        <table:table-row table:style-name="ro4">
          <table:table-cell/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Canto 10 total verses:</text:p>
          </table:table-cell>
          <table:table-cell table:formula="of:=SUM([.C200:.C289])" office:value-type="float" office:value="3936">
            <text:p>3936</text:p>
          </table:table-cell>
          <table:table-cell/>
          <table:table-cell office:value-type="string">
            <text:p>Factors of 3936 are:</text:p>
          </table:table-cell>
          <table:table-cell/>
          <table:table-cell office:value-type="string">
            <text:p>( 2 ^ 5 ) * 3 * 41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table:number-columns-repeated="7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float" office:value="58">
            <text:p>5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table:number-columns-repeated="7"/>
        </table:table-row>
        <table:table-row table:style-name="ro4">
          <table:table-cell/>
          <table:table-cell office:value-type="float" office:value="23">
            <text:p>23</text:p>
          </table:table-cell>
          <table:table-cell office:value-type="float" office:value="61">
            <text:p>61</text:p>
          </table:table-cell>
          <table:table-cell table:number-columns-repeated="7"/>
        </table:table-row>
        <table:table-row table:style-name="ro4">
          <table:table-cell/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7"/>
        </table:table-row>
        <table:table-row table:style-name="ro4">
          <table:table-cell/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/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4">
          <table:table-cell/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table:number-columns-repeated="7"/>
        </table:table-row>
        <table:table-row table:style-name="ro4">
          <table:table-cell/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4">
          <table:table-cell/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/>
          <table:table-cell table:style-name="ce2" office:value-type="string">
            <text:p>Canto 11 total verses:</text:p>
          </table:table-cell>
          <table:table-cell table:formula="of:=SUM([.C290:.C320])" office:value-type="float" office:value="1367">
            <text:p>1367</text:p>
          </table:table-cell>
          <table:table-cell/>
          <table:table-cell office:value-type="string">
            <text:p>Factors of 1367 are:</text:p>
          </table:table-cell>
          <table:table-cell/>
          <table:table-cell office:value-type="float" office:value="1367">
            <text:p>1367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7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table:number-columns-repeated="7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7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anto 12 total verses:</text:p>
          </table:table-cell>
          <table:table-cell table:formula="of:=SUM([.C321:.C333])" office:value-type="float" office:value="565">
            <text:p>565</text:p>
          </table:table-cell>
          <table:table-cell/>
          <table:table-cell office:value-type="string">
            <text:p>Factors of 565 are:</text:p>
          </table:table-cell>
          <table:table-cell/>
          <table:table-cell office:value-type="string">
            <text:p>5 * 113</text:p>
          </table:table-cell>
        </table:table-row>
        <table:table-row table:style-name="ro4">
          <table:table-cell table:number-columns-repeated="4"/>
          <table:table-cell office:value-type="string">
            <text:p>All 12 Cantos verses:</text:p>
          </table:table-cell>
          <table:table-cell table:formula="of:=SUM([.C5:.C333])" office:value-type="float" office:value="13949">
            <text:p>13949</text:p>
          </table:table-cell>
          <table:table-cell/>
          <table:table-cell office:value-type="string">
            <text:p>Factors of 13949 are: </text:p>
          </table:table-cell>
          <table:table-cell/>
          <table:table-cell office:value-type="string">
            <text:p>13 * 29 * 37</text:p>
          </table:table-cell>
        </table:table-row>
        <table:table-row table:style-name="ro3" table:number-rows-repeated="3">
          <table:table-cell table:number-columns-repeated="10"/>
        </table:table-row>
        <table:table-row table:style-name="ro4">
          <table:table-cell table:number-columns-repeated="4"/>
          <table:table-cell office:value-type="string">
            <text:p>Total number of chapters in all 12 Cantos:</text:p>
          </table:table-cell>
          <table:table-cell table:number-columns-repeated="2"/>
          <table:table-cell office:value-type="float" office:value="329">
            <text:p>329</text:p>
          </table:table-cell>
          <table:table-cell/>
          <table:table-cell office:value-type="string">
            <text:p>Factors of 329 are: 7 * 4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 style:data-style-name="N2" text:time-value="0000-00-00T12:50: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4-10T23:47:53</meta:creation-date>
    <dc:date>2013-07-01T17:10:57</dc:date>
    <meta:editing-duration>P2DT7H14S</meta:editing-duration>
    <meta:editing-cycles>17</meta:editing-cycles>
    <meta:generator>LibreOffice/3.6$Linux_X86_64 LibreOffice_project/360m1$Build-304</meta:generator>
    <dc:creator>Ryan </dc:creator>
    <meta:document-statistic meta:table-count="3" meta:cell-count="729" meta:object-count="0"/>
  </office:meta>
</office:document-meta>
</file>